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_INSEE_2020010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age</text:p>
          </table:table-cell>
          <table:table-cell office:value-type="string">
            <text:p>birth_year</text:p>
          </table:table-cell>
          <table:table-cell office:value-type="string">
            <text:p>age</text:p>
          </table:table-cell>
          <table:table-cell office:value-type="string">
            <text:p>genre</text:p>
          </table:table-cell>
          <table:table-cell office:value-type="string">
            <text:p>qt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office:value-type="float" office:value="343009">
            <text:p>343009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string">
            <text:p>male</text:p>
          </table:table-cell>
          <table:table-cell office:value-type="float" office:value="348625">
            <text:p>348625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string">
            <text:p>male</text:p>
          </table:table-cell>
          <table:table-cell office:value-type="float" office:value="354653">
            <text:p>354653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6">
            <text:p>2016</text:p>
          </table:table-cell>
          <table:table-cell office:value-type="float" office:value="3">
            <text:p>3</text:p>
          </table:table-cell>
          <table:table-cell office:value-type="string">
            <text:p>male</text:p>
          </table:table-cell>
          <table:table-cell office:value-type="float" office:value="366334">
            <text:p>366334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male</text:p>
          </table:table-cell>
          <table:table-cell office:value-type="float" office:value="376914">
            <text:p>376914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>
            <text:p>male</text:p>
          </table:table-cell>
          <table:table-cell office:value-type="float" office:value="386296">
            <text:p>386296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male</text:p>
          </table:table-cell>
          <table:table-cell office:value-type="float" office:value="392050">
            <text:p>392050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string">
            <text:p>male</text:p>
          </table:table-cell>
          <table:table-cell office:value-type="float" office:value="401732">
            <text:p>401732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string">
            <text:p>male</text:p>
          </table:table-cell>
          <table:table-cell office:value-type="float" office:value="402835">
            <text:p>402835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male</text:p>
          </table:table-cell>
          <table:table-cell office:value-type="float" office:value="412838">
            <text:p>412838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string">
            <text:p>male</text:p>
          </table:table-cell>
          <table:table-cell office:value-type="float" office:value="410032">
            <text:p>410032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string">
            <text:p>male</text:p>
          </table:table-cell>
          <table:table-cell office:value-type="float" office:value="411597">
            <text:p>411597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7">
            <text:p>2007</text:p>
          </table:table-cell>
          <table:table-cell office:value-type="float" office:value="12">
            <text:p>12</text:p>
          </table:table-cell>
          <table:table-cell office:value-type="string">
            <text:p>male</text:p>
          </table:table-cell>
          <table:table-cell office:value-type="float" office:value="406858">
            <text:p>406858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6">
            <text:p>2006</text:p>
          </table:table-cell>
          <table:table-cell office:value-type="float" office:value="13">
            <text:p>13</text:p>
          </table:table-cell>
          <table:table-cell office:value-type="string">
            <text:p>male</text:p>
          </table:table-cell>
          <table:table-cell office:value-type="float" office:value="414061">
            <text:p>414061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5">
            <text:p>2005</text:p>
          </table:table-cell>
          <table:table-cell office:value-type="float" office:value="14">
            <text:p>14</text:p>
          </table:table-cell>
          <table:table-cell office:value-type="string">
            <text:p>male</text:p>
          </table:table-cell>
          <table:table-cell office:value-type="float" office:value="405934">
            <text:p>405934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male</text:p>
          </table:table-cell>
          <table:table-cell office:value-type="float" office:value="405931">
            <text:p>405931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3">
            <text:p>2003</text:p>
          </table:table-cell>
          <table:table-cell office:value-type="float" office:value="16">
            <text:p>16</text:p>
          </table:table-cell>
          <table:table-cell office:value-type="string">
            <text:p>male</text:p>
          </table:table-cell>
          <table:table-cell office:value-type="float" office:value="405172">
            <text:p>405172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2">
            <text:p>2002</text:p>
          </table:table-cell>
          <table:table-cell office:value-type="float" office:value="17">
            <text:p>17</text:p>
          </table:table-cell>
          <table:table-cell office:value-type="string">
            <text:p>male</text:p>
          </table:table-cell>
          <table:table-cell office:value-type="float" office:value="405928">
            <text:p>405928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float" office:value="410971">
            <text:p>410971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float" office:value="413039">
            <text:p>413039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float" office:value="385174">
            <text:p>385174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8">
            <text:p>1998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float" office:value="378431">
            <text:p>378431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7">
            <text:p>1997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float" office:value="362439">
            <text:p>362439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6">
            <text:p>1996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361955">
            <text:p>361955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5">
            <text:p>1995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float" office:value="355295">
            <text:p>355295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4">
            <text:p>1994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float" office:value="342352">
            <text:p>342352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3">
            <text:p>1993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float" office:value="341633">
            <text:p>341633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2">
            <text:p>1992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float" office:value="357896">
            <text:p>357896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1">
            <text:p>1991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float" office:value="365673">
            <text:p>365673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0">
            <text:p>1990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float" office:value="372975">
            <text:p>372975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9">
            <text:p>1989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float" office:value="374707">
            <text:p>374707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8">
            <text:p>1988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float" office:value="381048">
            <text:p>381048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7">
            <text:p>1987</text:p>
          </table:table-cell>
          <table:table-cell office:value-type="float" office:value="32">
            <text:p>32</text:p>
          </table:table-cell>
          <table:table-cell office:value-type="string">
            <text:p>male</text:p>
          </table:table-cell>
          <table:table-cell office:value-type="float" office:value="381465">
            <text:p>381465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6">
            <text:p>1986</text:p>
          </table:table-cell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float" office:value="387899">
            <text:p>387899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5">
            <text:p>1985</text:p>
          </table:table-cell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float" office:value="387605">
            <text:p>387605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4">
            <text:p>1984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float" office:value="385570">
            <text:p>385570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office:value-type="string">
            <text:p>male</text:p>
          </table:table-cell>
          <table:table-cell office:value-type="float" office:value="381346">
            <text:p>381346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2">
            <text:p>1982</text:p>
          </table:table-cell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float" office:value="407499">
            <text:p>407499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1">
            <text:p>1981</text:p>
          </table:table-cell>
          <table:table-cell office:value-type="float" office:value="38">
            <text:p>38</text:p>
          </table:table-cell>
          <table:table-cell office:value-type="string">
            <text:p>male</text:p>
          </table:table-cell>
          <table:table-cell office:value-type="float" office:value="412747">
            <text:p>412747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0">
            <text:p>1980</text:p>
          </table:table-cell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float" office:value="416388">
            <text:p>41638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9">
            <text:p>1979</text:p>
          </table:table-cell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float" office:value="394108">
            <text:p>39410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8">
            <text:p>1978</text:p>
          </table:table-cell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float" office:value="388028">
            <text:p>38802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7">
            <text:p>1977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391294">
            <text:p>391294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6">
            <text:p>1976</text:p>
          </table:table-cell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float" office:value="379839">
            <text:p>379839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5">
            <text:p>1975</text:p>
          </table:table-cell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float" office:value="391868">
            <text:p>39186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4">
            <text:p>1974</text:p>
          </table:table-cell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float" office:value="412378">
            <text:p>41237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3">
            <text:p>1973</text:p>
          </table:table-cell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float" office:value="434096">
            <text:p>434096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2">
            <text:p>1972</text:p>
          </table:table-cell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float" office:value="444605">
            <text:p>444605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1">
            <text:p>1971</text:p>
          </table:table-cell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float" office:value="443829">
            <text:p>443829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0">
            <text:p>1970</text:p>
          </table:table-cell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float" office:value="432474">
            <text:p>432474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9">
            <text:p>1969</text:p>
          </table:table-cell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float" office:value="426108">
            <text:p>426108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8">
            <text:p>1968</text:p>
          </table:table-cell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float" office:value="417907">
            <text:p>417907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7">
            <text:p>1967</text:p>
          </table:table-cell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float" office:value="415661">
            <text:p>415661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6">
            <text:p>1966</text:p>
          </table:table-cell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float" office:value="423456">
            <text:p>423456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5">
            <text:p>1965</text:p>
          </table:table-cell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float" office:value="423518">
            <text:p>423518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4">
            <text:p>1964</text:p>
          </table:table-cell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float" office:value="425801">
            <text:p>425801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3">
            <text:p>1963</text:p>
          </table:table-cell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float" office:value="418490">
            <text:p>418490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2">
            <text:p>1962</text:p>
          </table:table-cell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float" office:value="403297">
            <text:p>403297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1">
            <text:p>1961</text:p>
          </table:table-cell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float" office:value="403826">
            <text:p>403826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0">
            <text:p>1960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float" office:value="399017">
            <text:p>399017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9">
            <text:p>1959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394588">
            <text:p>394588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8">
            <text:p>1958</text:p>
          </table:table-cell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float" office:value="383965">
            <text:p>383965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7">
            <text:p>1957</text:p>
          </table:table-cell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float" office:value="379174">
            <text:p>379174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6">
            <text:p>1956</text:p>
          </table:table-cell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float" office:value="372832">
            <text:p>372832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5">
            <text:p>1955</text:p>
          </table:table-cell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float" office:value="366738">
            <text:p>366738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4">
            <text:p>1954</text:p>
          </table:table-cell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float" office:value="365441">
            <text:p>365441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3">
            <text:p>1953</text:p>
          </table:table-cell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float" office:value="356556">
            <text:p>356556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2">
            <text:p>1952</text:p>
          </table:table-cell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float" office:value="360307">
            <text:p>360307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1">
            <text:p>1951</text:p>
          </table:table-cell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float" office:value="349332">
            <text:p>349332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0">
            <text:p>1950</text:p>
          </table:table-cell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float" office:value="359146">
            <text:p>359146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9">
            <text:p>1949</text:p>
          </table:table-cell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float" office:value="349715">
            <text:p>349715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8">
            <text:p>1948</text:p>
          </table:table-cell>
          <table:table-cell office:value-type="float" office:value="71">
            <text:p>71</text:p>
          </table:table-cell>
          <table:table-cell office:value-type="string">
            <text:p>male</text:p>
          </table:table-cell>
          <table:table-cell office:value-type="float" office:value="346870">
            <text:p>346870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7">
            <text:p>1947</text:p>
          </table:table-cell>
          <table:table-cell office:value-type="float" office:value="72">
            <text:p>72</text:p>
          </table:table-cell>
          <table:table-cell office:value-type="string">
            <text:p>male</text:p>
          </table:table-cell>
          <table:table-cell office:value-type="float" office:value="336923">
            <text:p>336923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6">
            <text:p>1946</text:p>
          </table:table-cell>
          <table:table-cell office:value-type="float" office:value="73">
            <text:p>73</text:p>
          </table:table-cell>
          <table:table-cell office:value-type="string">
            <text:p>male</text:p>
          </table:table-cell>
          <table:table-cell office:value-type="float" office:value="312823">
            <text:p>312823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5">
            <text:p>1945</text:p>
          </table:table-cell>
          <table:table-cell office:value-type="float" office:value="74">
            <text:p>74</text:p>
          </table:table-cell>
          <table:table-cell office:value-type="string">
            <text:p>male</text:p>
          </table:table-cell>
          <table:table-cell office:value-type="float" office:value="230356">
            <text:p>230356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4">
            <text:p>1944</text:p>
          </table:table-cell>
          <table:table-cell office:value-type="float" office:value="75">
            <text:p>75</text:p>
          </table:table-cell>
          <table:table-cell office:value-type="string">
            <text:p>male</text:p>
          </table:table-cell>
          <table:table-cell office:value-type="float" office:value="223057">
            <text:p>223057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3">
            <text:p>1943</text:p>
          </table:table-cell>
          <table:table-cell office:value-type="float" office:value="76">
            <text:p>76</text:p>
          </table:table-cell>
          <table:table-cell office:value-type="string">
            <text:p>male</text:p>
          </table:table-cell>
          <table:table-cell office:value-type="float" office:value="213383">
            <text:p>213383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2">
            <text:p>1942</text:p>
          </table:table-cell>
          <table:table-cell office:value-type="float" office:value="77">
            <text:p>77</text:p>
          </table:table-cell>
          <table:table-cell office:value-type="string">
            <text:p>male</text:p>
          </table:table-cell>
          <table:table-cell office:value-type="float" office:value="193464">
            <text:p>193464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1">
            <text:p>1941</text:p>
          </table:table-cell>
          <table:table-cell office:value-type="float" office:value="78">
            <text:p>78</text:p>
          </table:table-cell>
          <table:table-cell office:value-type="string">
            <text:p>male</text:p>
          </table:table-cell>
          <table:table-cell office:value-type="float" office:value="167480">
            <text:p>167480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0">
            <text:p>1940</text:p>
          </table:table-cell>
          <table:table-cell office:value-type="float" office:value="79">
            <text:p>79</text:p>
          </table:table-cell>
          <table:table-cell office:value-type="string">
            <text:p>male</text:p>
          </table:table-cell>
          <table:table-cell office:value-type="float" office:value="167830">
            <text:p>16783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9">
            <text:p>1939</text:p>
          </table:table-cell>
          <table:table-cell office:value-type="float" office:value="80">
            <text:p>80</text:p>
          </table:table-cell>
          <table:table-cell office:value-type="string">
            <text:p>male</text:p>
          </table:table-cell>
          <table:table-cell office:value-type="float" office:value="169863">
            <text:p>169863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8">
            <text:p>1938</text:p>
          </table:table-cell>
          <table:table-cell office:value-type="float" office:value="81">
            <text:p>81</text:p>
          </table:table-cell>
          <table:table-cell office:value-type="string">
            <text:p>male</text:p>
          </table:table-cell>
          <table:table-cell office:value-type="float" office:value="160080">
            <text:p>16008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7">
            <text:p>1937</text:p>
          </table:table-cell>
          <table:table-cell office:value-type="float" office:value="82">
            <text:p>82</text:p>
          </table:table-cell>
          <table:table-cell office:value-type="string">
            <text:p>male</text:p>
          </table:table-cell>
          <table:table-cell office:value-type="float" office:value="149818">
            <text:p>149818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6">
            <text:p>1936</text:p>
          </table:table-cell>
          <table:table-cell office:value-type="float" office:value="83">
            <text:p>83</text:p>
          </table:table-cell>
          <table:table-cell office:value-type="string">
            <text:p>male</text:p>
          </table:table-cell>
          <table:table-cell office:value-type="float" office:value="142329">
            <text:p>14232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5">
            <text:p>1935</text:p>
          </table:table-cell>
          <table:table-cell office:value-type="float" office:value="84">
            <text:p>84</text:p>
          </table:table-cell>
          <table:table-cell office:value-type="string">
            <text:p>male</text:p>
          </table:table-cell>
          <table:table-cell office:value-type="float" office:value="127502">
            <text:p>12750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4">
            <text:p>1934</text:p>
          </table:table-cell>
          <table:table-cell office:value-type="float" office:value="85">
            <text:p>85</text:p>
          </table:table-cell>
          <table:table-cell office:value-type="string">
            <text:p>male</text:p>
          </table:table-cell>
          <table:table-cell office:value-type="float" office:value="120384">
            <text:p>12038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3">
            <text:p>1933</text:p>
          </table:table-cell>
          <table:table-cell office:value-type="float" office:value="86">
            <text:p>86</text:p>
          </table:table-cell>
          <table:table-cell office:value-type="string">
            <text:p>male</text:p>
          </table:table-cell>
          <table:table-cell office:value-type="float" office:value="105362">
            <text:p>10536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2">
            <text:p>1932</text:p>
          </table:table-cell>
          <table:table-cell office:value-type="float" office:value="87">
            <text:p>87</text:p>
          </table:table-cell>
          <table:table-cell office:value-type="string">
            <text:p>male</text:p>
          </table:table-cell>
          <table:table-cell office:value-type="float" office:value="97075">
            <text:p>97075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1">
            <text:p>1931</text:p>
          </table:table-cell>
          <table:table-cell office:value-type="float" office:value="88">
            <text:p>88</text:p>
          </table:table-cell>
          <table:table-cell office:value-type="string">
            <text:p>male</text:p>
          </table:table-cell>
          <table:table-cell office:value-type="float" office:value="83871">
            <text:p>83871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0">
            <text:p>1930</text:p>
          </table:table-cell>
          <table:table-cell office:value-type="float" office:value="89">
            <text:p>89</text:p>
          </table:table-cell>
          <table:table-cell office:value-type="string">
            <text:p>male</text:p>
          </table:table-cell>
          <table:table-cell office:value-type="float" office:value="72164">
            <text:p>7216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9">
            <text:p>1929</text:p>
          </table:table-cell>
          <table:table-cell office:value-type="float" office:value="90">
            <text:p>90</text:p>
          </table:table-cell>
          <table:table-cell office:value-type="string">
            <text:p>male</text:p>
          </table:table-cell>
          <table:table-cell office:value-type="float" office:value="56594">
            <text:p>5659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8">
            <text:p>1928</text:p>
          </table:table-cell>
          <table:table-cell office:value-type="float" office:value="91">
            <text:p>91</text:p>
          </table:table-cell>
          <table:table-cell office:value-type="string">
            <text:p>male</text:p>
          </table:table-cell>
          <table:table-cell office:value-type="float" office:value="46243">
            <text:p>46243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7">
            <text:p>1927</text:p>
          </table:table-cell>
          <table:table-cell office:value-type="float" office:value="92">
            <text:p>92</text:p>
          </table:table-cell>
          <table:table-cell office:value-type="string">
            <text:p>male</text:p>
          </table:table-cell>
          <table:table-cell office:value-type="float" office:value="36254">
            <text:p>3625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6">
            <text:p>1926</text:p>
          </table:table-cell>
          <table:table-cell office:value-type="float" office:value="93">
            <text:p>93</text:p>
          </table:table-cell>
          <table:table-cell office:value-type="string">
            <text:p>male</text:p>
          </table:table-cell>
          <table:table-cell office:value-type="float" office:value="27800">
            <text:p>2780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5">
            <text:p>1925</text:p>
          </table:table-cell>
          <table:table-cell office:value-type="float" office:value="94">
            <text:p>94</text:p>
          </table:table-cell>
          <table:table-cell office:value-type="string">
            <text:p>male</text:p>
          </table:table-cell>
          <table:table-cell office:value-type="float" office:value="21847">
            <text:p>21847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4">
            <text:p>1924</text:p>
          </table:table-cell>
          <table:table-cell office:value-type="float" office:value="95">
            <text:p>95</text:p>
          </table:table-cell>
          <table:table-cell office:value-type="string">
            <text:p>male</text:p>
          </table:table-cell>
          <table:table-cell office:value-type="float" office:value="16026">
            <text:p>16026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3">
            <text:p>1923</text:p>
          </table:table-cell>
          <table:table-cell office:value-type="float" office:value="96">
            <text:p>96</text:p>
          </table:table-cell>
          <table:table-cell office:value-type="string">
            <text:p>male</text:p>
          </table:table-cell>
          <table:table-cell office:value-type="float" office:value="11291">
            <text:p>11291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2">
            <text:p>1922</text:p>
          </table:table-cell>
          <table:table-cell office:value-type="float" office:value="97">
            <text:p>97</text:p>
          </table:table-cell>
          <table:table-cell office:value-type="string">
            <text:p>male</text:p>
          </table:table-cell>
          <table:table-cell office:value-type="float" office:value="7584">
            <text:p>758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1">
            <text:p>1921</text:p>
          </table:table-cell>
          <table:table-cell office:value-type="float" office:value="98">
            <text:p>98</text:p>
          </table:table-cell>
          <table:table-cell office:value-type="string">
            <text:p>male</text:p>
          </table:table-cell>
          <table:table-cell office:value-type="float" office:value="5389">
            <text:p>538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0">
            <text:p>1920</text:p>
          </table:table-cell>
          <table:table-cell office:value-type="float" office:value="99">
            <text:p>99</text:p>
          </table:table-cell>
          <table:table-cell office:value-type="string">
            <text:p>male</text:p>
          </table:table-cell>
          <table:table-cell office:value-type="float" office:value="3517">
            <text:p>3517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9">
            <text:p>1919</text:p>
          </table:table-cell>
          <table:table-cell office:value-type="float" office:value="100">
            <text:p>100</text:p>
          </table:table-cell>
          <table:table-cell office:value-type="string">
            <text:p>male</text:p>
          </table:table-cell>
          <table:table-cell office:value-type="float" office:value="1216">
            <text:p>1216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8">
            <text:p>1918</text:p>
          </table:table-cell>
          <table:table-cell office:value-type="float" office:value="101">
            <text:p>101</text:p>
          </table:table-cell>
          <table:table-cell office:value-type="string">
            <text:p>male</text:p>
          </table:table-cell>
          <table:table-cell office:value-type="float" office:value="703">
            <text:p>703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7">
            <text:p>1917</text:p>
          </table:table-cell>
          <table:table-cell office:value-type="float" office:value="102">
            <text:p>102</text:p>
          </table:table-cell>
          <table:table-cell office:value-type="string">
            <text:p>male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6">
            <text:p>1916</text:p>
          </table:table-cell>
          <table:table-cell office:value-type="float" office:value="103">
            <text:p>103</text:p>
          </table:table-cell>
          <table:table-cell office:value-type="string">
            <text:p>male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5">
            <text:p>1915</text:p>
          </table:table-cell>
          <table:table-cell office:value-type="float" office:value="104">
            <text:p>104</text:p>
          </table:table-cell>
          <table:table-cell office:value-type="string">
            <text:p>male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4">
            <text:p>1914</text:p>
          </table:table-cell>
          <table:table-cell office:value-type="float" office:value="105">
            <text:p>105</text:p>
          </table:table-cell>
          <table:table-cell office:value-type="string">
            <text:p>male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string">
            <text:p>female</text:p>
          </table:table-cell>
          <table:table-cell office:value-type="float" office:value="329909">
            <text:p>329909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string">
            <text:p>female</text:p>
          </table:table-cell>
          <table:table-cell office:value-type="float" office:value="333151">
            <text:p>333151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office:value-type="string">
            <text:p>female</text:p>
          </table:table-cell>
          <table:table-cell office:value-type="float" office:value="340515">
            <text:p>340515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6">
            <text:p>2016</text:p>
          </table:table-cell>
          <table:table-cell office:value-type="float" office:value="3">
            <text:p>3</text:p>
          </table:table-cell>
          <table:table-cell office:value-type="string">
            <text:p>female</text:p>
          </table:table-cell>
          <table:table-cell office:value-type="float" office:value="350669">
            <text:p>350669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5">
            <text:p>2015</text:p>
          </table:table-cell>
          <table:table-cell office:value-type="float" office:value="4">
            <text:p>4</text:p>
          </table:table-cell>
          <table:table-cell office:value-type="string">
            <text:p>female</text:p>
          </table:table-cell>
          <table:table-cell office:value-type="float" office:value="360433">
            <text:p>360433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>
            <text:p>female</text:p>
          </table:table-cell>
          <table:table-cell office:value-type="float" office:value="374278">
            <text:p>374278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string">
            <text:p>female</text:p>
          </table:table-cell>
          <table:table-cell office:value-type="float" office:value="375104">
            <text:p>375104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string">
            <text:p>female</text:p>
          </table:table-cell>
          <table:table-cell office:value-type="float" office:value="381332">
            <text:p>381332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string">
            <text:p>female</text:p>
          </table:table-cell>
          <table:table-cell office:value-type="float" office:value="386329">
            <text:p>386329</text:p>
          </table:table-cell>
        </table:table-row>
        <table:table-row table:style-name="ro2">
          <table:table-cell office:value-type="string">
            <text:p>00-09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female</text:p>
          </table:table-cell>
          <table:table-cell office:value-type="float" office:value="395927">
            <text:p>395927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string">
            <text:p>female</text:p>
          </table:table-cell>
          <table:table-cell office:value-type="float" office:value="390752">
            <text:p>390752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office:value-type="string">
            <text:p>female</text:p>
          </table:table-cell>
          <table:table-cell office:value-type="float" office:value="392913">
            <text:p>392913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7">
            <text:p>2007</text:p>
          </table:table-cell>
          <table:table-cell office:value-type="float" office:value="12">
            <text:p>12</text:p>
          </table:table-cell>
          <table:table-cell office:value-type="string">
            <text:p>female</text:p>
          </table:table-cell>
          <table:table-cell office:value-type="float" office:value="389218">
            <text:p>389218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6">
            <text:p>2006</text:p>
          </table:table-cell>
          <table:table-cell office:value-type="float" office:value="13">
            <text:p>13</text:p>
          </table:table-cell>
          <table:table-cell office:value-type="string">
            <text:p>female</text:p>
          </table:table-cell>
          <table:table-cell office:value-type="float" office:value="396573">
            <text:p>396573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5">
            <text:p>2005</text:p>
          </table:table-cell>
          <table:table-cell office:value-type="float" office:value="14">
            <text:p>14</text:p>
          </table:table-cell>
          <table:table-cell office:value-type="string">
            <text:p>female</text:p>
          </table:table-cell>
          <table:table-cell office:value-type="float" office:value="386107">
            <text:p>386107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female</text:p>
          </table:table-cell>
          <table:table-cell office:value-type="float" office:value="386046">
            <text:p>386046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3">
            <text:p>2003</text:p>
          </table:table-cell>
          <table:table-cell office:value-type="float" office:value="16">
            <text:p>16</text:p>
          </table:table-cell>
          <table:table-cell office:value-type="string">
            <text:p>female</text:p>
          </table:table-cell>
          <table:table-cell office:value-type="float" office:value="385143">
            <text:p>385143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2">
            <text:p>2002</text:p>
          </table:table-cell>
          <table:table-cell office:value-type="float" office:value="17">
            <text:p>17</text:p>
          </table:table-cell>
          <table:table-cell office:value-type="string">
            <text:p>female</text:p>
          </table:table-cell>
          <table:table-cell office:value-type="float" office:value="383887">
            <text:p>383887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float" office:value="387863">
            <text:p>387863</text:p>
          </table:table-cell>
        </table:table-row>
        <table:table-row table:style-name="ro2">
          <table:table-cell office:value-type="string">
            <text:p>10-19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float" office:value="389082">
            <text:p>389082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9">
            <text:p>1999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float" office:value="366103">
            <text:p>366103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8">
            <text:p>1998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float" office:value="363881">
            <text:p>363881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7">
            <text:p>1997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351809">
            <text:p>351809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6">
            <text:p>1996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float" office:value="356725">
            <text:p>356725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5">
            <text:p>1995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float" office:value="354042">
            <text:p>354042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4">
            <text:p>1994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float" office:value="344611">
            <text:p>344611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3">
            <text:p>1993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float" office:value="345725">
            <text:p>345725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2">
            <text:p>1992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float" office:value="364893">
            <text:p>364893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1">
            <text:p>1991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float" office:value="373063">
            <text:p>373063</text:p>
          </table:table-cell>
        </table:table-row>
        <table:table-row table:style-name="ro2">
          <table:table-cell office:value-type="string">
            <text:p>20-29</text:p>
          </table:table-cell>
          <table:table-cell office:value-type="float" office:value="1990">
            <text:p>1990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float" office:value="384892">
            <text:p>384892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9">
            <text:p>1989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393903">
            <text:p>393903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8">
            <text:p>1988</text:p>
          </table:table-cell>
          <table:table-cell office:value-type="float" office:value="31">
            <text:p>31</text:p>
          </table:table-cell>
          <table:table-cell office:value-type="string">
            <text:p>female</text:p>
          </table:table-cell>
          <table:table-cell office:value-type="float" office:value="399923">
            <text:p>399923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7">
            <text:p>1987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float" office:value="402905">
            <text:p>402905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6">
            <text:p>1986</text:p>
          </table:table-cell>
          <table:table-cell office:value-type="float" office:value="33">
            <text:p>33</text:p>
          </table:table-cell>
          <table:table-cell office:value-type="string">
            <text:p>female</text:p>
          </table:table-cell>
          <table:table-cell office:value-type="float" office:value="411805">
            <text:p>411805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5">
            <text:p>1985</text:p>
          </table:table-cell>
          <table:table-cell office:value-type="float" office:value="34">
            <text:p>34</text:p>
          </table:table-cell>
          <table:table-cell office:value-type="string">
            <text:p>female</text:p>
          </table:table-cell>
          <table:table-cell office:value-type="float" office:value="410020">
            <text:p>410020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4">
            <text:p>1984</text:p>
          </table:table-cell>
          <table:table-cell office:value-type="float" office:value="35">
            <text:p>35</text:p>
          </table:table-cell>
          <table:table-cell office:value-type="string">
            <text:p>female</text:p>
          </table:table-cell>
          <table:table-cell office:value-type="float" office:value="407053">
            <text:p>407053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office:value-type="string">
            <text:p>female</text:p>
          </table:table-cell>
          <table:table-cell office:value-type="float" office:value="402618">
            <text:p>402618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2">
            <text:p>1982</text:p>
          </table:table-cell>
          <table:table-cell office:value-type="float" office:value="37">
            <text:p>37</text:p>
          </table:table-cell>
          <table:table-cell office:value-type="string">
            <text:p>female</text:p>
          </table:table-cell>
          <table:table-cell office:value-type="float" office:value="426361">
            <text:p>426361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1">
            <text:p>1981</text:p>
          </table:table-cell>
          <table:table-cell office:value-type="float" office:value="38">
            <text:p>38</text:p>
          </table:table-cell>
          <table:table-cell office:value-type="string">
            <text:p>female</text:p>
          </table:table-cell>
          <table:table-cell office:value-type="float" office:value="430078">
            <text:p>430078</text:p>
          </table:table-cell>
        </table:table-row>
        <table:table-row table:style-name="ro2">
          <table:table-cell office:value-type="string">
            <text:p>30-39</text:p>
          </table:table-cell>
          <table:table-cell office:value-type="float" office:value="1980">
            <text:p>1980</text:p>
          </table:table-cell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float" office:value="434021">
            <text:p>434021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9">
            <text:p>1979</text:p>
          </table:table-cell>
          <table:table-cell office:value-type="float" office:value="40">
            <text:p>40</text:p>
          </table:table-cell>
          <table:table-cell office:value-type="string">
            <text:p>female</text:p>
          </table:table-cell>
          <table:table-cell office:value-type="float" office:value="410965">
            <text:p>410965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8">
            <text:p>1978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400338">
            <text:p>40033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7">
            <text:p>1977</text:p>
          </table:table-cell>
          <table:table-cell office:value-type="float" office:value="42">
            <text:p>42</text:p>
          </table:table-cell>
          <table:table-cell office:value-type="string">
            <text:p>female</text:p>
          </table:table-cell>
          <table:table-cell office:value-type="float" office:value="399328">
            <text:p>399328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6">
            <text:p>1976</text:p>
          </table:table-cell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float" office:value="389723">
            <text:p>389723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5">
            <text:p>1975</text:p>
          </table:table-cell>
          <table:table-cell office:value-type="float" office:value="44">
            <text:p>44</text:p>
          </table:table-cell>
          <table:table-cell office:value-type="string">
            <text:p>female</text:p>
          </table:table-cell>
          <table:table-cell office:value-type="float" office:value="399214">
            <text:p>399214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4">
            <text:p>1974</text:p>
          </table:table-cell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float" office:value="419979">
            <text:p>419979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3">
            <text:p>1973</text:p>
          </table:table-cell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float" office:value="443466">
            <text:p>443466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2">
            <text:p>1972</text:p>
          </table:table-cell>
          <table:table-cell office:value-type="float" office:value="47">
            <text:p>47</text:p>
          </table:table-cell>
          <table:table-cell office:value-type="string">
            <text:p>female</text:p>
          </table:table-cell>
          <table:table-cell office:value-type="float" office:value="452384">
            <text:p>452384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1">
            <text:p>1971</text:p>
          </table:table-cell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office:value-type="float" office:value="448695">
            <text:p>448695</text:p>
          </table:table-cell>
        </table:table-row>
        <table:table-row table:style-name="ro2">
          <table:table-cell office:value-type="string">
            <text:p>40-49</text:p>
          </table:table-cell>
          <table:table-cell office:value-type="float" office:value="1970">
            <text:p>1970</text:p>
          </table:table-cell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float" office:value="439439">
            <text:p>439439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9">
            <text:p>1969</text:p>
          </table:table-cell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float" office:value="434588">
            <text:p>434588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8">
            <text:p>1968</text:p>
          </table:table-cell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float" office:value="430539">
            <text:p>430539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7">
            <text:p>1967</text:p>
          </table:table-cell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float" office:value="428137">
            <text:p>428137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6">
            <text:p>1966</text:p>
          </table:table-cell>
          <table:table-cell office:value-type="float" office:value="53">
            <text:p>53</text:p>
          </table:table-cell>
          <table:table-cell office:value-type="string">
            <text:p>female</text:p>
          </table:table-cell>
          <table:table-cell office:value-type="float" office:value="438235">
            <text:p>438235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5">
            <text:p>1965</text:p>
          </table:table-cell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float" office:value="440236">
            <text:p>440236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4">
            <text:p>1964</text:p>
          </table:table-cell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float" office:value="446097">
            <text:p>446097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3">
            <text:p>1963</text:p>
          </table:table-cell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float" office:value="440659">
            <text:p>440659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2">
            <text:p>1962</text:p>
          </table:table-cell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float" office:value="425379">
            <text:p>425379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1">
            <text:p>1961</text:p>
          </table:table-cell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float" office:value="427011">
            <text:p>427011</text:p>
          </table:table-cell>
        </table:table-row>
        <table:table-row table:style-name="ro2">
          <table:table-cell office:value-type="string">
            <text:p>50-59</text:p>
          </table:table-cell>
          <table:table-cell office:value-type="float" office:value="1960">
            <text:p>1960</text:p>
          </table:table-cell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float" office:value="426558">
            <text:p>426558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9">
            <text:p>1959</text:p>
          </table:table-cell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float" office:value="425697">
            <text:p>425697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8">
            <text:p>1958</text:p>
          </table:table-cell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float" office:value="418269">
            <text:p>418269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7">
            <text:p>1957</text:p>
          </table:table-cell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float" office:value="415270">
            <text:p>415270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6">
            <text:p>1956</text:p>
          </table:table-cell>
          <table:table-cell office:value-type="float" office:value="63">
            <text:p>63</text:p>
          </table:table-cell>
          <table:table-cell office:value-type="string">
            <text:p>female</text:p>
          </table:table-cell>
          <table:table-cell office:value-type="float" office:value="412640">
            <text:p>412640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5">
            <text:p>1955</text:p>
          </table:table-cell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float" office:value="410308">
            <text:p>410308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4">
            <text:p>1954</text:p>
          </table:table-cell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float" office:value="407707">
            <text:p>407707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3">
            <text:p>1953</text:p>
          </table:table-cell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float" office:value="398705">
            <text:p>398705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2">
            <text:p>1952</text:p>
          </table:table-cell>
          <table:table-cell office:value-type="float" office:value="67">
            <text:p>67</text:p>
          </table:table-cell>
          <table:table-cell office:value-type="string">
            <text:p>female</text:p>
          </table:table-cell>
          <table:table-cell office:value-type="float" office:value="404158">
            <text:p>404158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1">
            <text:p>1951</text:p>
          </table:table-cell>
          <table:table-cell office:value-type="float" office:value="68">
            <text:p>68</text:p>
          </table:table-cell>
          <table:table-cell office:value-type="string">
            <text:p>female</text:p>
          </table:table-cell>
          <table:table-cell office:value-type="float" office:value="393503">
            <text:p>393503</text:p>
          </table:table-cell>
        </table:table-row>
        <table:table-row table:style-name="ro2">
          <table:table-cell office:value-type="string">
            <text:p>60-69</text:p>
          </table:table-cell>
          <table:table-cell office:value-type="float" office:value="1950">
            <text:p>1950</text:p>
          </table:table-cell>
          <table:table-cell office:value-type="float" office:value="69">
            <text:p>69</text:p>
          </table:table-cell>
          <table:table-cell office:value-type="string">
            <text:p>female</text:p>
          </table:table-cell>
          <table:table-cell office:value-type="float" office:value="406558">
            <text:p>406558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9">
            <text:p>1949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office:value-type="float" office:value="400194">
            <text:p>400194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8">
            <text:p>1948</text:p>
          </table:table-cell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float" office:value="397279">
            <text:p>397279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7">
            <text:p>1947</text:p>
          </table:table-cell>
          <table:table-cell office:value-type="float" office:value="72">
            <text:p>72</text:p>
          </table:table-cell>
          <table:table-cell office:value-type="string">
            <text:p>female</text:p>
          </table:table-cell>
          <table:table-cell office:value-type="float" office:value="387645">
            <text:p>387645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6">
            <text:p>1946</text:p>
          </table:table-cell>
          <table:table-cell office:value-type="float" office:value="73">
            <text:p>73</text:p>
          </table:table-cell>
          <table:table-cell office:value-type="string">
            <text:p>female</text:p>
          </table:table-cell>
          <table:table-cell office:value-type="float" office:value="366483">
            <text:p>366483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5">
            <text:p>1945</text:p>
          </table:table-cell>
          <table:table-cell office:value-type="float" office:value="74">
            <text:p>74</text:p>
          </table:table-cell>
          <table:table-cell office:value-type="string">
            <text:p>female</text:p>
          </table:table-cell>
          <table:table-cell office:value-type="float" office:value="275746">
            <text:p>275746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4">
            <text:p>1944</text:p>
          </table:table-cell>
          <table:table-cell office:value-type="float" office:value="75">
            <text:p>75</text:p>
          </table:table-cell>
          <table:table-cell office:value-type="string">
            <text:p>female</text:p>
          </table:table-cell>
          <table:table-cell office:value-type="float" office:value="268170">
            <text:p>268170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3">
            <text:p>1943</text:p>
          </table:table-cell>
          <table:table-cell office:value-type="float" office:value="76">
            <text:p>76</text:p>
          </table:table-cell>
          <table:table-cell office:value-type="string">
            <text:p>female</text:p>
          </table:table-cell>
          <table:table-cell office:value-type="float" office:value="259996">
            <text:p>259996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2">
            <text:p>1942</text:p>
          </table:table-cell>
          <table:table-cell office:value-type="float" office:value="77">
            <text:p>77</text:p>
          </table:table-cell>
          <table:table-cell office:value-type="string">
            <text:p>female</text:p>
          </table:table-cell>
          <table:table-cell office:value-type="float" office:value="239274">
            <text:p>239274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1">
            <text:p>1941</text:p>
          </table:table-cell>
          <table:table-cell office:value-type="float" office:value="78">
            <text:p>78</text:p>
          </table:table-cell>
          <table:table-cell office:value-type="string">
            <text:p>female</text:p>
          </table:table-cell>
          <table:table-cell office:value-type="float" office:value="212819">
            <text:p>212819</text:p>
          </table:table-cell>
        </table:table-row>
        <table:table-row table:style-name="ro2">
          <table:table-cell office:value-type="string">
            <text:p>70-79</text:p>
          </table:table-cell>
          <table:table-cell office:value-type="float" office:value="1940">
            <text:p>1940</text:p>
          </table:table-cell>
          <table:table-cell office:value-type="float" office:value="79">
            <text:p>79</text:p>
          </table:table-cell>
          <table:table-cell office:value-type="string">
            <text:p>female</text:p>
          </table:table-cell>
          <table:table-cell office:value-type="float" office:value="220487">
            <text:p>220487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9">
            <text:p>1939</text:p>
          </table:table-cell>
          <table:table-cell office:value-type="float" office:value="80">
            <text:p>80</text:p>
          </table:table-cell>
          <table:table-cell office:value-type="string">
            <text:p>female</text:p>
          </table:table-cell>
          <table:table-cell office:value-type="float" office:value="230059">
            <text:p>23005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8">
            <text:p>1938</text:p>
          </table:table-cell>
          <table:table-cell office:value-type="float" office:value="81">
            <text:p>81</text:p>
          </table:table-cell>
          <table:table-cell office:value-type="string">
            <text:p>female</text:p>
          </table:table-cell>
          <table:table-cell office:value-type="float" office:value="222229">
            <text:p>22222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7">
            <text:p>1937</text:p>
          </table:table-cell>
          <table:table-cell office:value-type="float" office:value="82">
            <text:p>82</text:p>
          </table:table-cell>
          <table:table-cell office:value-type="string">
            <text:p>female</text:p>
          </table:table-cell>
          <table:table-cell office:value-type="float" office:value="215432">
            <text:p>21543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6">
            <text:p>1936</text:p>
          </table:table-cell>
          <table:table-cell office:value-type="float" office:value="83">
            <text:p>83</text:p>
          </table:table-cell>
          <table:table-cell office:value-type="string">
            <text:p>female</text:p>
          </table:table-cell>
          <table:table-cell office:value-type="float" office:value="212679">
            <text:p>21267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5">
            <text:p>1935</text:p>
          </table:table-cell>
          <table:table-cell office:value-type="float" office:value="84">
            <text:p>84</text:p>
          </table:table-cell>
          <table:table-cell office:value-type="string">
            <text:p>female</text:p>
          </table:table-cell>
          <table:table-cell office:value-type="float" office:value="202242">
            <text:p>20224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4">
            <text:p>1934</text:p>
          </table:table-cell>
          <table:table-cell office:value-type="float" office:value="85">
            <text:p>85</text:p>
          </table:table-cell>
          <table:table-cell office:value-type="string">
            <text:p>female</text:p>
          </table:table-cell>
          <table:table-cell office:value-type="float" office:value="199130">
            <text:p>19913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3">
            <text:p>1933</text:p>
          </table:table-cell>
          <table:table-cell office:value-type="float" office:value="86">
            <text:p>86</text:p>
          </table:table-cell>
          <table:table-cell office:value-type="string">
            <text:p>female</text:p>
          </table:table-cell>
          <table:table-cell office:value-type="float" office:value="183340">
            <text:p>18334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2">
            <text:p>1932</text:p>
          </table:table-cell>
          <table:table-cell office:value-type="float" office:value="87">
            <text:p>87</text:p>
          </table:table-cell>
          <table:table-cell office:value-type="string">
            <text:p>female</text:p>
          </table:table-cell>
          <table:table-cell office:value-type="float" office:value="178891">
            <text:p>178891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1">
            <text:p>1931</text:p>
          </table:table-cell>
          <table:table-cell office:value-type="float" office:value="88">
            <text:p>88</text:p>
          </table:table-cell>
          <table:table-cell office:value-type="string">
            <text:p>female</text:p>
          </table:table-cell>
          <table:table-cell office:value-type="float" office:value="162729">
            <text:p>16272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30">
            <text:p>1930</text:p>
          </table:table-cell>
          <table:table-cell office:value-type="float" office:value="89">
            <text:p>89</text:p>
          </table:table-cell>
          <table:table-cell office:value-type="string">
            <text:p>female</text:p>
          </table:table-cell>
          <table:table-cell office:value-type="float" office:value="150048">
            <text:p>150048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9">
            <text:p>1929</text:p>
          </table:table-cell>
          <table:table-cell office:value-type="float" office:value="90">
            <text:p>90</text:p>
          </table:table-cell>
          <table:table-cell office:value-type="string">
            <text:p>female</text:p>
          </table:table-cell>
          <table:table-cell office:value-type="float" office:value="126549">
            <text:p>126549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8">
            <text:p>1928</text:p>
          </table:table-cell>
          <table:table-cell office:value-type="float" office:value="91">
            <text:p>91</text:p>
          </table:table-cell>
          <table:table-cell office:value-type="string">
            <text:p>female</text:p>
          </table:table-cell>
          <table:table-cell office:value-type="float" office:value="111735">
            <text:p>111735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7">
            <text:p>1927</text:p>
          </table:table-cell>
          <table:table-cell office:value-type="float" office:value="92">
            <text:p>92</text:p>
          </table:table-cell>
          <table:table-cell office:value-type="string">
            <text:p>female</text:p>
          </table:table-cell>
          <table:table-cell office:value-type="float" office:value="94034">
            <text:p>9403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6">
            <text:p>1926</text:p>
          </table:table-cell>
          <table:table-cell office:value-type="float" office:value="93">
            <text:p>93</text:p>
          </table:table-cell>
          <table:table-cell office:value-type="string">
            <text:p>female</text:p>
          </table:table-cell>
          <table:table-cell office:value-type="float" office:value="80912">
            <text:p>8091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5">
            <text:p>1925</text:p>
          </table:table-cell>
          <table:table-cell office:value-type="float" office:value="94">
            <text:p>94</text:p>
          </table:table-cell>
          <table:table-cell office:value-type="string">
            <text:p>female</text:p>
          </table:table-cell>
          <table:table-cell office:value-type="float" office:value="65962">
            <text:p>6596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4">
            <text:p>1924</text:p>
          </table:table-cell>
          <table:table-cell office:value-type="float" office:value="95">
            <text:p>95</text:p>
          </table:table-cell>
          <table:table-cell office:value-type="string">
            <text:p>female</text:p>
          </table:table-cell>
          <table:table-cell office:value-type="float" office:value="52457">
            <text:p>52457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3">
            <text:p>1923</text:p>
          </table:table-cell>
          <table:table-cell office:value-type="float" office:value="96">
            <text:p>96</text:p>
          </table:table-cell>
          <table:table-cell office:value-type="string">
            <text:p>female</text:p>
          </table:table-cell>
          <table:table-cell office:value-type="float" office:value="41004">
            <text:p>41004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2">
            <text:p>1922</text:p>
          </table:table-cell>
          <table:table-cell office:value-type="float" office:value="97">
            <text:p>97</text:p>
          </table:table-cell>
          <table:table-cell office:value-type="string">
            <text:p>female</text:p>
          </table:table-cell>
          <table:table-cell office:value-type="float" office:value="31471">
            <text:p>31471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1">
            <text:p>1921</text:p>
          </table:table-cell>
          <table:table-cell office:value-type="float" office:value="98">
            <text:p>98</text:p>
          </table:table-cell>
          <table:table-cell office:value-type="string">
            <text:p>female</text:p>
          </table:table-cell>
          <table:table-cell office:value-type="float" office:value="23048">
            <text:p>23048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20">
            <text:p>1920</text:p>
          </table:table-cell>
          <table:table-cell office:value-type="float" office:value="99">
            <text:p>99</text:p>
          </table:table-cell>
          <table:table-cell office:value-type="string">
            <text:p>female</text:p>
          </table:table-cell>
          <table:table-cell office:value-type="float" office:value="16040">
            <text:p>1604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9">
            <text:p>1919</text:p>
          </table:table-cell>
          <table:table-cell office:value-type="float" office:value="100">
            <text:p>100</text:p>
          </table:table-cell>
          <table:table-cell office:value-type="string">
            <text:p>female</text:p>
          </table:table-cell>
          <table:table-cell office:value-type="float" office:value="6823">
            <text:p>6823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8">
            <text:p>1918</text:p>
          </table:table-cell>
          <table:table-cell office:value-type="float" office:value="101">
            <text:p>101</text:p>
          </table:table-cell>
          <table:table-cell office:value-type="string">
            <text:p>female</text:p>
          </table:table-cell>
          <table:table-cell office:value-type="float" office:value="3852">
            <text:p>3852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7">
            <text:p>1917</text:p>
          </table:table-cell>
          <table:table-cell office:value-type="float" office:value="102">
            <text:p>102</text:p>
          </table:table-cell>
          <table:table-cell office:value-type="string">
            <text:p>female</text:p>
          </table:table-cell>
          <table:table-cell office:value-type="float" office:value="2490">
            <text:p>2490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6">
            <text:p>1916</text:p>
          </table:table-cell>
          <table:table-cell office:value-type="float" office:value="103">
            <text:p>103</text:p>
          </table:table-cell>
          <table:table-cell office:value-type="string">
            <text:p>female</text:p>
          </table:table-cell>
          <table:table-cell office:value-type="float" office:value="1396">
            <text:p>1396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5">
            <text:p>1915</text:p>
          </table:table-cell>
          <table:table-cell office:value-type="float" office:value="104">
            <text:p>104</text:p>
          </table:table-cell>
          <table:table-cell office:value-type="string">
            <text:p>female</text:p>
          </table:table-cell>
          <table:table-cell office:value-type="float" office:value="946">
            <text:p>946</text:p>
          </table:table-cell>
        </table:table-row>
        <table:table-row table:style-name="ro2">
          <table:table-cell office:value-type="string">
            <text:p>80-++</text:p>
          </table:table-cell>
          <table:table-cell office:value-type="float" office:value="1914">
            <text:p>1914</text:p>
          </table:table-cell>
          <table:table-cell office:value-type="float" office:value="105">
            <text:p>105</text:p>
          </table:table-cell>
          <table:table-cell office:value-type="string">
            <text:p>female</text:p>
          </table:table-cell>
          <table:table-cell office:value-type="float" office:value="2060">
            <text:p>2060</text:p>
          </table:table-cell>
        </table:table-row>
        <table:table-row table:style-name="ro2" table:number-rows-repeated="1048362">
          <table:table-cell table:number-columns-repeated="5"/>
        </table:table-row>
        <table:table-row table:style-name="ro2">
          <table:table-cell table:number-columns-repeated="5"/>
        </table:table-row>
        <table:named-expressions>
          <table:named-expression table:name="Chiffre" table:base-cell-address="$data_INSEE_20200101.$A$1" table:expression="$data_insee_20200101.$#ref !#ref ![.#REF !$4]:$#REF !$18"/>
          <table:named-range table:name="Entete_Colonne" table:base-cell-address="$data_INSEE_20200101.$A$1" table:cell-range-address="$data_INSEE_20200101.$A$3:.$A$3"/>
          <table:named-range table:name="Entete_Ligne" table:base-cell-address="$data_INSEE_20200101.$A$1" table:cell-range-address="$data_INSEE_20200101.$A$4:.$A$18"/>
          <table:named-range table:name="Note" table:base-cell-address="$data_INSEE_20200101.$A$1" table:cell-range-address="$data_INSEE_20200101.$A$20:.$A$21"/>
          <table:named-range table:name="Source" table:base-cell-address="$data_INSEE_20200101.$A$1" table:cell-range-address="$data_INSEE_20200101.$A$22"/>
          <table:named-range table:name="Titre" table:base-cell-address="$data_INSEE_20200101.$A$1" table:cell-range-address="$data_INSEE_20200101.$A$1"/>
          <table:named-range table:name="Total" table:base-cell-address="$data_INSEE_20200101.$A$1" table:cell-range-address="$data_INSEE_20200101.$A$18:.$A$18"/>
        </table:named-expressions>
      </table:table>
      <table:named-expressions>
        <table:named-expression table:name="Chiffre_1" table:base-cell-address="$data_INSEE_20200101.$A$1" table:expression="0"/>
        <table:named-expression table:name="Entete_Colonne_1" table:base-cell-address="$data_INSEE_20200101.$A$1" table:expression="0"/>
        <table:named-expression table:name="Entete_Ligne_1" table:base-cell-address="$data_INSEE_20200101.$A$1" table:expression="0"/>
        <table:named-expression table:name="Titre_1" table:base-cell-address="$data_INSEE_20200101.$A$1" table:expression="0"/>
        <table:named-expression table:name="Total_1" table:base-cell-address="$data_INSEE_20200101.$A$1" table:expression="0"/>
        <table:named-expression table:name="Chiffre_2" table:base-cell-address="$data_INSEE_20200101.$A$1" table:expression="0"/>
        <table:named-expression table:name="Entete_Colonne_2" table:base-cell-address="$data_INSEE_20200101.$A$1" table:expression="0"/>
        <table:named-expression table:name="Entete_Ligne_2" table:base-cell-address="$data_INSEE_20200101.$A$1" table:expression="0"/>
        <table:named-expression table:name="Titre_2" table:base-cell-address="$data_INSEE_20200101.$A$1" table:expression="0"/>
        <table:named-expression table:name="Total_2" table:base-cell-address="$data_INSEE_20200101.$A$1" table:expression="0"/>
        <table:named-expression table:name="Chiffre_3" table:base-cell-address="$data_INSEE_20200101.$A$1" table:expression="0"/>
        <table:named-expression table:name="Entete_Colonne_3" table:base-cell-address="$data_INSEE_20200101.$A$1" table:expression="0"/>
        <table:named-expression table:name="Entete_Ligne_3" table:base-cell-address="$data_INSEE_20200101.$A$1" table:expression="0"/>
        <table:named-expression table:name="Titre_3" table:base-cell-address="$data_INSEE_20200101.$A$1" table:expression="0"/>
        <table:named-expression table:name="Total_3" table:base-cell-address="$data_INSEE_20200101.$A$1" table:expression="0"/>
        <table:named-expression table:name="Chiffre_4" table:base-cell-address="$data_INSEE_20200101.$A$1" table:expression="0"/>
        <table:named-expression table:name="Entete_Colonne_4" table:base-cell-address="$data_INSEE_20200101.$A$1" table:expression="0"/>
        <table:named-expression table:name="Entete_Ligne_4" table:base-cell-address="$data_INSEE_20200101.$A$1" table:expression="0"/>
        <table:named-expression table:name="Titre_4" table:base-cell-address="$data_INSEE_20200101.$A$1" table:expression="0"/>
        <table:named-expression table:name="Total_4" table:base-cell-address="$data_INSEE_20200101.$A$1" table:expression="0"/>
        <table:named-expression table:name="Chiffre_5" table:base-cell-address="$data_INSEE_20200101.$A$1" table:expression="0"/>
        <table:named-expression table:name="Entete_Colonne_5" table:base-cell-address="$data_INSEE_20200101.$A$1" table:expression="0"/>
        <table:named-expression table:name="Entete_Ligne_5" table:base-cell-address="$data_INSEE_20200101.$A$1" table:expression="0"/>
        <table:named-expression table:name="Titre_5" table:base-cell-address="$data_INSEE_20200101.$A$1" table:expression="0"/>
        <table:named-expression table:name="Total_5" table:base-cell-address="$data_INSEE_20200101.$A$1" table:expression="0"/>
        <table:named-expression table:name="Chiffre_6" table:base-cell-address="$data_INSEE_20200101.$A$1" table:expression="0"/>
        <table:named-expression table:name="Entete_Colonne_6" table:base-cell-address="$data_INSEE_20200101.$A$1" table:expression="0"/>
        <table:named-expression table:name="Entete_Ligne_6" table:base-cell-address="$data_INSEE_20200101.$A$1" table:expression="0"/>
        <table:named-expression table:name="Titre_6" table:base-cell-address="$data_INSEE_20200101.$A$1" table:expression="0"/>
        <table:named-expression table:name="Total_6" table:base-cell-address="$data_INSEE_20200101.$A$1" table:expression="0"/>
        <table:named-expression table:name="Chiffre_7" table:base-cell-address="$data_INSEE_20200101.$A$1" table:expression="0"/>
        <table:named-expression table:name="Entete_Colonne_7" table:base-cell-address="$data_INSEE_20200101.$A$1" table:expression="0"/>
        <table:named-expression table:name="Entete_Ligne_7" table:base-cell-address="$data_INSEE_20200101.$A$1" table:expression="0"/>
        <table:named-expression table:name="Titre_7" table:base-cell-address="$data_INSEE_20200101.$A$1" table:expression="0"/>
        <table:named-expression table:name="Total_7" table:base-cell-address="$data_INSEE_20200101.$A$1" table:expression="0"/>
        <table:named-expression table:name="donnee" table:base-cell-address="$data_INSEE_20200101.$A$1" table:expression="[$#REF !.$A$6:.$A$23]"/>
        <table:named-expression table:name="note" table:base-cell-address="$data_INSEE_20200101.$A$1" table:expression="$#REF !.$A$23"/>
        <table:named-expression table:name="source" table:base-cell-address="$data_INSEE_20200101.$A$1" table:expression="$#REF !.$A$24"/>
      </table:named-expressions>
      <table:database-ranges>
        <table:database-range table:name="__Anonymous_Sheet_DB__1" table:target-range-address="data_INSEE_20200101.A1:data_INSEE_20200101.E2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Vrai</number:text>
    </number:number-style>
    <number:number-style style:name="N140P1" style:volatile="true">
      <number:text>Vrai</number:text>
    </number:number-style>
    <number:number-style style:name="N140">
      <number:text>Faux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f</number:text>
    </number:number-style>
    <number:number-style style:name="N142P1" style:volatile="true">
      <number:text>Actif</number:text>
    </number:number-style>
    <number:number-style style:name="N142">
      <number:text>Inacti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0.199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style:num-format="1" style:print-orientation="portrait" fo:margin-top="1cm" fo:margin-bottom="0.199cm" fo:margin-left="1cm" fo:margin-right="1cm" style:first-page-number="continue" style:scale-to-X="1" style:scale-to-Y="1"/>
      <style:header-style>
        <style:header-footer-properties fo:margin-left="0.9cm" fo:margin-right="0.9cm" fo:margin-bottom="0cm"/>
      </style:header-style>
      <style:footer-style>
        <style:header-footer-properties fo:margin-left="0.9cm" fo:margin-right="0.9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5/04/2020</text:date>, <text:time>12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>
        <style:region-right>
          <text:p><text:span text:style-name="MT1">© Insee</text:span></text:p>
          <text:p><text:span text:style-name="MT1"> </text:span></text:p>
        </style:region-right>
      </style:footer>
      <style:footer-left style:display="false">
        <style:region-right>
          <text:p><text:span text:style-name="MT1">© Insee</text:span></text:p>
          <text:p><text:span text:style-name="MT1"> </text:span></text:p>
        </style:region-right>
      </style:footer-left>
    </style:master-page>
    <style:master-page style:name="PageStyle_5f_Données_20_1" style:display-name="PageStyle_Données 1" style:page-layout-name="Mpm3">
      <style:header style:display="false"/>
      <style:header-left style:display="false"/>
      <style:footer>
        <style:region-right>
          <text:p><text:span text:style-name="MT1">© Insee</text:span></text:p>
          <text:p><text:span text:style-name="MT1"> </text:span></text:p>
        </style:region-right>
      </style:footer>
      <style:footer-left style:display="false">
        <style:region-right>
          <text:p><text:span text:style-name="MT1">© Insee</text:span></text:p>
          <text:p><text:span text:style-name="MT1"> </text:span></text:p>
        </style:region-right>
      </style:footer-left>
    </style:master-page>
    <style:master-page style:name="PageStyle_5f_Données_20_2" style:display-name="PageStyle_Données 2" style:page-layout-name="Mpm4">
      <style:header style:display="false"/>
      <style:header-left style:display="false"/>
      <style:footer>
        <style:region-right>
          <text:p><text:span text:style-name="MT1">© Insee</text:span></text:p>
          <text:p><text:span text:style-name="MT1"> </text:span></text:p>
        </style:region-right>
      </style:footer>
      <style:footer-left style:display="false">
        <style:region-right>
          <text:p><text:span text:style-name="MT1">© Insee</text:span></text:p>
          <text:p><text:span text:style-name="MT1"> </text:span></text:p>
        </style:region-right>
      </style:footer-left>
    </style:master-page>
    <style:master-page style:name="PageStyle_5f_Données_20_3" style:display-name="PageStyle_Données 3" style:page-layout-name="Mpm4">
      <style:header style:display="false"/>
      <style:header-left style:display="false"/>
      <style:footer>
        <style:region-right>
          <text:p><text:span text:style-name="MT1">© Insee</text:span></text:p>
          <text:p><text:span text:style-name="MT1"> </text:span></text:p>
        </style:region-right>
      </style:footer>
      <style:footer-left style:display="false">
        <style:region-right>
          <text:p><text:span text:style-name="MT1">© Insee</text:span></text:p>
          <text:p><text:span text:style-name="MT1"> </text:span></text:p>
        </style:region-right>
      </style:footer-left>
    </style:master-page>
    <style:master-page style:name="PageStyle_5f_pop-totale-france-metro" style:display-name="PageStyle_pop-totale-france-metr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op-totale-france-metro_20_1" style:display-name="PageStyle_pop-totale-france-metro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Oriol</meta:initial-creator>
    <meta:creation-date>2020-03-28T20:59:03.39</meta:creation-date>
    <dc:date>2020-04-05T12:32:57.81</dc:date>
    <dc:creator>Maxime Oriol</dc:creator>
    <meta:editing-duration>PT24M15S</meta:editing-duration>
    <meta:editing-cycles>28</meta:editing-cycles>
    <meta:generator>OpenOffice/4.1.6$Win32 OpenOffice.org_project/416m1$Build-9790</meta:generator>
    <meta:document-statistic meta:table-count="1" meta:cell-count="1065" meta:object-count="0"/>
  </office:meta>
</office:document-meta>
</file>